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9-19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9-18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6-09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5-1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3-13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2-19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9-24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9-19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6-25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3-19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2-21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9-13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6-12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3-03-22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2-2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9-15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9-13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6-23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3-25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2-14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0-28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9-16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6-2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3-30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29085714286" calcext:value-type="float">
            <text:p>1.83729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72456" calcext:value-type="float">
            <text:p>1.78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329393548387" calcext:value-type="float">
            <text:p>1.82329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252" calcext:value-type="float">
            <text:p>1.865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41696" calcext:value-type="float">
            <text:p>1.8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002632258065" calcext:value-type="float">
            <text:p>1.71002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9222" calcext:value-type="float">
            <text:p>1.649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96696774193" calcext:value-type="float">
            <text:p>1.566966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135503448276" calcext:value-type="float">
            <text:p>1.671355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39083870968" calcext:value-type="float">
            <text:p>1.61539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6924137931" calcext:value-type="float">
            <text:p>1.79569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99561290323" calcext:value-type="float">
            <text:p>1.74699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780541935484" calcext:value-type="float">
            <text:p>1.68780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02888" calcext:value-type="float">
            <text:p>1.65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16632" calcext:value-type="float">
            <text:p>1.52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68904" calcext:value-type="float">
            <text:p>1.58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634219354839" calcext:value-type="float">
            <text:p>1.65634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909548387097" calcext:value-type="float">
            <text:p>1.4890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3932" calcext:value-type="float">
            <text:p>1.52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93832258065" calcext:value-type="float">
            <text:p>1.38693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59688" calcext:value-type="float">
            <text:p>1.37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087393548387" calcext:value-type="float">
            <text:p>1.51087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992314285714" calcext:value-type="float">
            <text:p>1.77992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05574193548" calcext:value-type="float">
            <text:p>1.76105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704180645161" calcext:value-type="float">
            <text:p>1.79704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312551724138" calcext:value-type="float">
            <text:p>1.753125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05470967742" calcext:value-type="float">
            <text:p>1.67905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97628" calcext:value-type="float">
            <text:p>1.759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39184516129" calcext:value-type="float">
            <text:p>1.9039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613961290323" calcext:value-type="float">
            <text:p>1.75613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5104" calcext:value-type="float">
            <text:p>1.59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807716129032" calcext:value-type="float">
            <text:p>1.74807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386" calcext:value-type="float">
            <text:p>1.691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455483870968" calcext:value-type="float">
            <text:p>1.7845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738" calcext:value-type="float">
            <text:p>1.8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064490322581" calcext:value-type="float">
            <text:p>1.89064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17489655172" calcext:value-type="float">
            <text:p>1.859174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8168" calcext:value-type="float">
            <text:p>1.8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15184516129" calcext:value-type="float">
            <text:p>1.7515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9524" calcext:value-type="float">
            <text:p>1.828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356593548387" calcext:value-type="float">
            <text:p>1.71356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813496774194" calcext:value-type="float">
            <text:p>1.76813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1254" calcext:value-type="float">
            <text:p>1.651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186012903226" calcext:value-type="float">
            <text:p>1.46186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10104" calcext:value-type="float">
            <text:p>1.5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056709677419" calcext:value-type="float">
            <text:p>1.7105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32971428571" calcext:value-type="float">
            <text:p>1.65832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540516129032" calcext:value-type="float">
            <text:p>1.7054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373664516129" calcext:value-type="float">
            <text:p>1.65373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11016" calcext:value-type="float">
            <text:p>1.6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23870967742" calcext:value-type="float">
            <text:p>1.6272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0802" calcext:value-type="float">
            <text:p>1.59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73729032258" calcext:value-type="float">
            <text:p>1.60973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782270967742" calcext:value-type="float">
            <text:p>1.72782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24504" calcext:value-type="float">
            <text:p>1.6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376258064516" calcext:value-type="float">
            <text:p>1.71376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03116" calcext:value-type="float">
            <text:p>1.680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67089655172" calcext:value-type="float">
            <text:p>1.636670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40910344828" calcext:value-type="float">
            <text:p>1.670409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18141935484" calcext:value-type="float">
            <text:p>1.64818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86095483871" calcext:value-type="float">
            <text:p>1.5586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20136" calcext:value-type="float">
            <text:p>1.58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031832258065" calcext:value-type="float">
            <text:p>1.76031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3888" calcext:value-type="float">
            <text:p>1.68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54676" calcext:value-type="float">
            <text:p>1.785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121187096774" calcext:value-type="float">
            <text:p>1.7812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9208" calcext:value-type="float">
            <text:p>1.8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192309677419" calcext:value-type="float">
            <text:p>1.89192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0104" calcext:value-type="float">
            <text:p>2.03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873329032258" calcext:value-type="float">
            <text:p>1.95873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652444444444" calcext:value-type="float">
            <text:p>1.966524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415264516129" calcext:value-type="float">
            <text:p>1.93415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52544516129" calcext:value-type="float">
            <text:p>1.9252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71488" calcext:value-type="float">
            <text:p>1.92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726141935484" calcext:value-type="float">
            <text:p>1.90726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648662068966" calcext:value-type="float">
            <text:p>1.896486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1632" calcext:value-type="float">
            <text:p>1.8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0304" calcext:value-type="float">
            <text:p>1.6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81124" calcext:value-type="float">
            <text:p>1.458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88258064516" calcext:value-type="float">
            <text:p>1.53088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7576" calcext:value-type="float">
            <text:p>1.6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844993548387" calcext:value-type="float">
            <text:p>1.92844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203" calcext:value-type="float">
            <text:p>2.0052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575174193548" calcext:value-type="float">
            <text:p>1.99575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277316129032" calcext:value-type="float">
            <text:p>1.98277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84882758621" calcext:value-type="float">
            <text:p>1.969848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8244" calcext:value-type="float">
            <text:p>1.947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59310344828" calcext:value-type="float">
            <text:p>1.999593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2768" calcext:value-type="float">
            <text:p>1.93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77488" calcext:value-type="float">
            <text:p>1.6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62484210526" calcext:value-type="float">
            <text:p>1.67062484210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0256" calcext:value-type="float">
            <text:p>1.5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446482758621" calcext:value-type="float">
            <text:p>1.564464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76644" calcext:value-type="float">
            <text:p>1.937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265822222222" calcext:value-type="float">
            <text:p>1.992658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684490322581" calcext:value-type="float">
            <text:p>1.96684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850477419355" calcext:value-type="float">
            <text:p>1.99850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426285714286" calcext:value-type="float">
            <text:p>1.99426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34632258065" calcext:value-type="float">
            <text:p>1.98434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534455172414" calcext:value-type="float">
            <text:p>1.955344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61135483871" calcext:value-type="float">
            <text:p>1.8926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554374193548" calcext:value-type="float">
            <text:p>1.85554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59328" calcext:value-type="float">
            <text:p>1.5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857174193548" calcext:value-type="float">
            <text:p>1.69857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4156" calcext:value-type="float">
            <text:p>1.877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675251612903" calcext:value-type="float">
            <text:p>1.86675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460374193548" calcext:value-type="float">
            <text:p>1.95460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096868965517" calcext:value-type="float">
            <text:p>1.890968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262985714286" calcext:value-type="float">
            <text:p>1.882629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11779310345" calcext:value-type="float">
            <text:p>1.862117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436" calcext:value-type="float">
            <text:p>1.8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839414285714" calcext:value-type="float">
            <text:p>1.738394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51214285714" calcext:value-type="float">
            <text:p>1.539512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294666666667" calcext:value-type="float">
            <text:p>1.56294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080137931035" calcext:value-type="float">
            <text:p>1.550801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73955555556" calcext:value-type="float">
            <text:p>1.542739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29422222222" calcext:value-type="float">
            <text:p>1.493294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03624" calcext:value-type="float">
            <text:p>1.6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88384" calcext:value-type="float">
            <text:p>1.6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6692" calcext:value-type="float">
            <text:p>1.7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3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314" meta:object-count="0"/>
    <meta:user-defined meta:name="AppVersion">3.0</meta:user-defined>
  </office:meta>
</office:document-meta>
</file>